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byssinica SIL" fo:font-size="14pt" fo:font-weight="bold" officeooo:rsid="001b69d9" officeooo:paragraph-rsid="000b797a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byssinica SIL" fo:font-size="14pt" fo:font-weight="bold" officeooo:rsid="001b69d9" officeooo:paragraph-rsid="000d6c48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byssinica SIL" fo:font-size="14pt" officeooo:rsid="001b69d9" officeooo:paragraph-rsid="000b797a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byssinica SIL" fo:font-size="14pt" officeooo:rsid="001b69d9" officeooo:paragraph-rsid="000d6c48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byssinica SIL" fo:font-size="14pt" officeooo:rsid="000d6c48" officeooo:paragraph-rsid="000d6c48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7" style:family="paragraph" style:parent-style-name="Standard" style:list-style-name="WW8Num3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8" style:family="paragraph" style:parent-style-name="Standard" style:list-style-name="WW8Num5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9" style:family="paragraph" style:parent-style-name="Standard" style:list-style-name="WW8Num4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10" style:family="paragraph" style:parent-style-name="Standard" style:list-style-name="WW8Num6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11" style:family="paragraph" style:parent-style-name="Standard" style:list-style-name="WW8Num7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12" style:family="paragraph" style:parent-style-name="Standard" style:list-style-name="WW8Num3">
      <style:paragraph-properties fo:line-height="150%" fo:text-align="justify" style:justify-single-word="false"/>
      <style:text-properties style:font-name="Abyssinica SIL" fo:font-size="14pt" officeooo:rsid="0029c751" officeooo:paragraph-rsid="000d6c48" style:font-size-asian="14pt" style:font-size-complex="14pt"/>
    </style:style>
    <style:style style:name="P13" style:family="paragraph" style:parent-style-name="Standard" style:list-style-name="WW8Num5">
      <style:paragraph-properties fo:line-height="150%" fo:text-align="justify" style:justify-single-word="false"/>
      <style:text-properties style:font-name="Abyssinica SIL" fo:font-size="14pt" officeooo:rsid="002b882b" officeooo:paragraph-rsid="000d6c48" style:font-size-asian="14pt" style:font-size-complex="14pt"/>
    </style:style>
    <style:style style:name="P14" style:family="paragraph" style:parent-style-name="Standard" style:list-style-name="WW8Num4">
      <style:paragraph-properties fo:line-height="150%" fo:text-align="justify" style:justify-single-word="false"/>
      <style:text-properties style:font-name="Abyssinica SIL" fo:font-size="14pt" officeooo:rsid="002b882b" officeooo:paragraph-rsid="000d6c48" style:font-size-asian="14pt" style:font-size-complex="14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16" style:family="paragraph" style:parent-style-name="Text_20_body" style:list-style-name="L13">
      <style:paragraph-properties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byssinica SIL" fo:font-size="14pt" officeooo:rsid="00227634" officeooo:paragraph-rsid="000d6c48" style:font-size-asian="14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byssinica SIL" fo:font-size="14pt" fo:font-weight="bold" officeooo:paragraph-rsid="000d6c4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byssinica SIL" fo:font-size="14pt" fo:font-weight="bold" officeooo:rsid="0021465e" officeooo:paragraph-rsid="000d6c4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Abyssinica SIL" fo:font-size="14pt" officeooo:paragraph-rsid="000d6c48" style:font-size-asian="14pt" style:font-size-complex="1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solid" draw:fill-color="#66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cc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style="normal" fo:font-weight="bold" officeooo:rsid="001b69d9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style="normal" fo:font-weight="normal" officeooo:rsid="001b69d9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710b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b69d9" style:font-size-asian="14pt" style:font-weight-asian="bold" style:font-size-complex="14pt" style:font-weight-complex="bold"/>
    </style:style>
    <style:style style:name="T7" style:family="text">
      <style:text-properties officeooo:rsid="0021465e"/>
    </style:style>
    <style:style style:name="T8" style:family="text">
      <style:text-properties officeooo:rsid="0014710b"/>
    </style:style>
    <style:style style:name="T9" style:family="text">
      <style:text-properties officeooo:rsid="00227634"/>
    </style:style>
    <style:style style:name="T10" style:family="text">
      <style:text-properties officeooo:rsid="00235f0a"/>
    </style:style>
    <style:style style:name="T11" style:family="text">
      <style:text-properties officeooo:rsid="0029c751"/>
    </style:style>
    <style:style style:name="T12" style:family="text">
      <style:text-properties officeooo:rsid="002b882b"/>
    </style:style>
    <style:style style:name="T13" style:family="text">
      <style:text-properties officeooo:rsid="00284e4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465e" style:font-weight-asian="bold" style:font-weight-complex="bold"/>
    </style:style>
    <style:style style:name="T16" style:family="text">
      <style:text-properties fo:font-weight="bold" officeooo:rsid="001b69d9" style:font-weight-asian="bold" style:font-weight-complex="bold"/>
    </style:style>
    <style:style style:name="T17" style:family="text">
      <style:text-properties fo:font-style="normal" fo:font-weight="bold" officeooo:rsid="001b69d9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1b69d9" style:font-style-asian="normal" style:font-weight-asian="normal" style:font-style-complex="normal" style:font-weight-complex="normal"/>
    </style:style>
    <style:style style:name="T19" style:family="text">
      <style:text-properties officeooo:rsid="000ecd9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bullet-char="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3">
      <text:list-level-style-bullet text:level="1" text:bullet-char="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4">
      <text:list-level-style-bullet text:level="1" text:bullet-char="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5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bullet-char="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1">
      <text:list-level-style-bullet text:level="1" text:bullet-char="➢">
        <style:list-level-properties text:space-before="2.01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2">
      <text:list-level-style-bullet text:level="1" text:bullet-char="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3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9.749cm" fo:min-width="13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455cm" fo:min-width="4.4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457cm" fo:min-width="5.0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6cm" fo:min-width="4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6cm" fo:min-width="4.8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cc66ff" draw:textarea-horizontal-align="justify" draw:textarea-vertical-align="middle" draw:auto-grow-height="false" fo:min-height="0.601cm" fo:min-width="4.4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cc66ff" draw:textarea-horizontal-align="justify" draw:textarea-vertical-align="middle" draw:auto-grow-height="false" fo:min-height="0.6cm" fo:min-width="4.7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cc66ff" draw:textarea-horizontal-align="justify" draw:textarea-vertical-align="middle" draw:auto-grow-height="false" fo:min-height="0.6cm" fo:min-width="5.5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66ff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3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66ff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8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457cm" fo:min-width="4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601cm" fo:min-width="4.4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cc66ff" draw:textarea-horizontal-align="justify" draw:textarea-vertical-align="middle" draw:auto-grow-height="false" fo:min-height="0.6cm" fo:min-width="4.5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66ff99" draw:textarea-horizontal-align="justify" draw:textarea-vertical-align="middle" draw:auto-grow-height="false" fo:min-height="0.601cm" fo:min-width="4.4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cc66ff" draw:textarea-horizontal-align="justify" draw:textarea-vertical-align="middle" draw:auto-grow-height="false" fo:min-height="0.6cm" fo:min-width="4.4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18cm" fo:min-width="1.1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66ff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9</text:p>
      <text:p text:style-name="P3"/>
      <text:p text:style-name="P1">1. Draw a Use Case Diagram for an online Library Management System</text:p>
      <text:p text:style-name="P3"/>
      <text:p text:style-name="P3"><draw:g text:anchor-type="paragraph" draw:z-index="0" draw:name="Shape1" draw:style-name="gr1"><draw:custom-shape draw:style-name="gr2" draw:text-style-name="P21" svg:width="0.6cm" svg:height="0.6cm" svg:x="-0.989cm" svg:y="6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2" svg:x1="-0.688cm" svg:y1="7.478cm" svg:x2="-0.688cm" svg:y2="8.678cm"><text:p/></draw:line><draw:line draw:style-name="gr3" draw:text-style-name="P22" svg:x1="-0.689cm" svg:y1="8.68cm" svg:x2="-1.189cm" svg:y2="9.28cm"><text:p/></draw:line><draw:line draw:style-name="gr3" draw:text-style-name="P22" svg:x1="-0.688cm" svg:y1="8.68cm" svg:x2="-0.188cm" svg:y2="9.28cm"><text:p/></draw:line><draw:line draw:style-name="gr3" draw:text-style-name="P22" svg:x1="-1.189cm" svg:y1="8.08cm" svg:x2="-0.189cm" svg:y2="8.08cm"><text:p/></draw:line><draw:custom-shape draw:style-name="gr2" draw:text-style-name="P21" svg:width="0.6cm" svg:height="0.6cm" svg:x="-0.989cm" svg:y="15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2" svg:x1="-0.688cm" svg:y1="15.68cm" svg:x2="-0.688cm" svg:y2="17.08cm"><text:p/></draw:line><draw:line draw:style-name="gr3" draw:text-style-name="P22" svg:x1="-0.689cm" svg:y1="17.078cm" svg:x2="-1.189cm" svg:y2="17.678cm"><text:p/></draw:line><draw:line draw:style-name="gr3" draw:text-style-name="P22" svg:x1="-0.688cm" svg:y1="17.078cm" svg:x2="-0.188cm" svg:y2="17.678cm"><text:p/></draw:line><draw:line draw:style-name="gr3" draw:text-style-name="P22" svg:x1="-1.189cm" svg:y1="16.279cm" svg:x2="-0.189cm" svg:y2="16.279cm"><text:p/></draw:line><draw:custom-shape draw:style-name="gr4" draw:text-style-name="P21" svg:width="14.202cm" svg:height="20cm" svg:x="2.609cm" svg:y="2.88cm"><text:p/><draw:enhanced-geometry svg:viewBox="0 0 21600 21600" draw:type="rectangle" draw:enhanced-path="M 0 0 L 21600 0 21600 21600 0 21600 0 0 Z N"/></draw:custom-shape><draw:custom-shape draw:style-name="gr5" draw:text-style-name="P24" svg:width="7cm" svg:height="0.999cm" svg:x="4.211cm" svg:y="9.08cm"><text:p text:style-name="P23"><text:span text:style-name="T20">Renew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4" svg:width="7.801cm" svg:height="1.001cm" svg:x="4.01cm" svg:y="4.679cm"><text:p text:style-name="P23"><text:span text:style-name="T20">Enquiry for </text:span><text:span text:style-name="T20">membershi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4" svg:width="6.802cm" svg:height="1.2cm" svg:x="4.408cm" svg:y="7.68cm"><text:p text:style-name="P23"><text:span text:style-name="T20">Search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4" svg:width="7.6cm" svg:height="1.2cm" svg:x="3.81cm" svg:y="6.08cm"><text:p text:style-name="P23"><text:span text:style-name="T20">Request for </text:span><text:span text:style-name="T20">book iss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" svg:width="7cm" svg:height="1.202cm" svg:x="4.211cm" svg:y="15.679cm"><text:p text:style-name="P23"><text:span text:style-name="T20">Issue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5" svg:width="7.4cm" svg:height="1.2cm" svg:x="4.41cm" svg:y="13.88cm"><text:p text:style-name="P23"><text:span text:style-name="T20">Issue Membership </text:span><text:span text:style-name="T20">ca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5" svg:width="8.6cm" svg:height="1.2cm" svg:x="4.211cm" svg:y="21.08cm"><text:p text:style-name="P23"><text:span text:style-name="T20">Maintain </text:span><text:span text:style-name="T20">membership </text:span><text:span text:style-name="T20">detail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27" svg:width="1.846cm" svg:height="0.983cm" svg:x="-1.39cm" svg:y="9.68cm"><draw:text-box><text:p text:style-name="P26"><text:span text:style-name="T20">User</text:span></text:p></draw:text-box></draw:frame><draw:frame draw:style-name="gr13" draw:text-style-name="P27" svg:width="2.304cm" svg:height="0.983cm" svg:x="-1.79cm" svg:y="17.917cm"><draw:text-box><text:p text:style-name="P26"><text:span text:style-name="T20">Admin</text:span></text:p></draw:text-box></draw:frame><draw:line draw:style-name="gr3" draw:text-style-name="P22" svg:x1="0.21cm" svg:y1="8.08cm" svg:x2="4.209cm" svg:y2="5.28cm"><text:p/></draw:line><draw:line draw:style-name="gr3" draw:text-style-name="P22" svg:x1="0.21cm" svg:y1="8.08cm" svg:x2="4.409cm" svg:y2="8.28cm"><text:p/></draw:line><draw:line draw:style-name="gr3" draw:text-style-name="P22" svg:x1="0.21cm" svg:y1="8.08cm" svg:x2="4.21cm" svg:y2="9.48cm"><text:p/></draw:line><draw:line draw:style-name="gr3" draw:text-style-name="P22" svg:x1="-0.188cm" svg:y1="16.278cm" svg:x2="4.212cm" svg:y2="12.678cm"><text:p/></draw:line><draw:line draw:style-name="gr3" draw:text-style-name="P22" svg:x1="-0.188cm" svg:y1="16.278cm" svg:x2="4.412cm" svg:y2="14.478cm"><text:p/></draw:line><draw:line draw:style-name="gr3" draw:text-style-name="P22" svg:x1="0.01cm" svg:y1="16.279cm" svg:x2="4.21cm" svg:y2="16.279cm"><text:p/></draw:line><draw:line draw:style-name="gr3" draw:text-style-name="P22" svg:x1="0.01cm" svg:y1="16.279cm" svg:x2="4.21cm" svg:y2="18.079cm"><text:p/></draw:line><draw:custom-shape draw:style-name="gr14" draw:text-style-name="P24" svg:width="7.002cm" svg:height="1.001cm" svg:x="4.408cm" svg:y="3.48cm"><text:p text:style-name="P23"><text:span text:style-name="T20">Regis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24" svg:width="7cm" svg:height="1.202cm" svg:x="4.211cm" svg:y="10.479cm"><text:p text:style-name="P23"><text:span text:style-name="T20">Return 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2" svg:x1="0.234cm" svg:y1="8.078cm" svg:x2="4.409cm" svg:y2="4.078cm"><text:p/></draw:line><draw:line draw:style-name="gr3" draw:text-style-name="P22" svg:x1="0.21cm" svg:y1="8.08cm" svg:x2="4.21cm" svg:y2="12.68cm"><text:p/></draw:line><draw:line draw:style-name="gr3" draw:text-style-name="P22" svg:x1="0.21cm" svg:y1="8.08cm" svg:x2="4.21cm" svg:y2="11.08cm"><text:p/></draw:line><draw:custom-shape draw:style-name="gr16" draw:text-style-name="P25" svg:width="7.201cm" svg:height="1.2cm" svg:x="4.41cm" svg:y="19.48cm"><text:p text:style-name="P23"><text:span text:style-name="T20">Maintain Book Detail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28" svg:width="7cm" svg:height="1.202cm" svg:x="4.211cm" svg:y="12.079cm"><text:p text:style-name="P23"><text:span text:style-name="T20">Log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25" svg:width="7cm" svg:height="1.2cm" svg:x="4.211cm" svg:y="17.48cm"><text:p text:style-name="P23"><text:span text:style-name="T20">Accept return Book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2" svg:x1="0.01cm" svg:y1="16.279cm" svg:x2="4.41cm" svg:y2="20.079cm"><text:p/></draw:line><draw:line draw:style-name="gr3" draw:text-style-name="P22" svg:x1="0.01cm" svg:y1="16.279cm" svg:x2="4.21cm" svg:y2="21.679cm"><text:p/></draw:line><draw:custom-shape draw:style-name="gr19" draw:text-style-name="P21" svg:width="2.4cm" svg:height="0.802cm" svg:x="13.611cm" svg:y="17.679cm"><text:p text:style-name="P23"><text:span text:style-name="T20">Fi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0" draw:text-style-name="P22" svg:x1="13.61cm" svg:y1="18.078cm" svg:x2="11.41cm" svg:y2="18.078cm"><text:p/></draw:line><draw:line draw:style-name="gr3" draw:text-style-name="P22" svg:x1="0.21cm" svg:y1="8.078cm" svg:x2="3.81cm" svg:y2="6.678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span text:style-name="T16">2. List down the best practices from Agile/Scrum methodology</text:span></text:p>
      <text:p text:style-name="P6"><text:span text:style-name="T17"/></text:p>
      <text:p text:style-name="P6"><text:span text:style-name="T17">Colocation- </text:span></text:p>
      <text:p text:style-name="P6"><text:span text:style-name="T18">When all the team is seated near then they can be easily communicated to each other.</text:span></text:p>
      <text:p text:style-name="P6"><text:span text:style-name="T18"/></text:p>
      <text:p text:style-name="P6"><text:span text:style-name="T14">Customer Collaboration</text:span></text:p>
      <text:p text:style-name="P15">Agile should always <text:span text:style-name="T7">keep updated</text:span> client <text:span text:style-name="T7">with </text:span>the progress and inform the team about what will be done in the sprint. </text:p>
      <text:p text:style-name="P15"><text:span text:style-name="T14">Iterative Development</text:span></text:p>
      <text:p text:style-name="P15"><text:span text:style-name="T7">I</text:span>terative development is a way of breaking down the software development of a large application into smaller <text:span text:style-name="T7">modules</text:span>. In iterative development, code is designed, developed and tested in repeated cycles. With each iteration, additional features can be designed, developed and tested until there is a fully functional software application.</text:p>
      <text:p text:style-name="P15"><text:span text:style-name="T14">Product Backlog</text:span></text:p>
      <text:p text:style-name="P20"><text:span text:style-name="T8">Product Backlog is the ordered list of features or requirements which are managed or modified by project owners. They modifies or prioritise the requirements as per the customer feedback. </text:span>Product owner makes sure that content of product backlog are defined in detailed level. The product backlog acts as an input to the sprint backlog when comes to functionality.</text:p>
      <text:p text:style-name="P20"/>
      <text:p text:style-name="P20"/>
      <text:p text:style-name="P20"/>
      <text:p text:style-name="P20"/>
      <text:p text:style-name="P20"><text:soft-page-break/><text:s/><text:span text:style-name="T14">Time-Boxed.</text:span></text:p>
      <text:p text:style-name="P15">The duration of the sprint <text:span text:style-name="T7">should </text:span>take place within a specified timeframe, which ranges from two weeks to a month. <text:span text:style-name="T7">Scrum</text:span> meetings <text:span text:style-name="T7">should</text:span> about 10-15 minutes each day.</text:p>
      <text:p text:style-name="P15"><text:span text:style-name="T15"/></text:p>
      <text:p text:style-name="P15"><text:span text:style-name="T15"/></text:p>
      <text:p text:style-name="P15"><text:span text:style-name="T15">Scrum Meetings</text:span></text:p>
      <text:list xml:id="list5940194691582997385" text:style-name="L13">
        <text:list-header>
          <text:p text:style-name="P16"><text:span text:style-name="T7">D</text:span>uring these meetings <text:span text:style-name="T7">team</text:span> <text:span text:style-name="T7">discuss </text:span>about : what was done yesterday, <text:span text:style-name="T7">what </text:span>to <text:span text:style-name="T7">do </text:span>today, and <text:span text:style-name="T7">the impediment.</text:span></text:p>
        </text:list-header>
      </text:list>
      <text:p text:style-name="P15"><text:span text:style-name="T14">Continuous Integration</text:span></text:p>
      <text:p text:style-name="P15">Continuous integration of code allows to keep the code up to date. All code <text:span text:style-name="T7">should</text:span> be verified before it is connected with the old code. This solution simplifies the testing of new user stories. </text:p>
      <text:p text:style-name="P18">Automated Tests</text:p>
      <text:p text:style-name="P15">Each regression test is run automatically before starting work to ensure that the code changes are acceptable. </text:p>
      <text:p text:style-name="P19">Pair Programming</text:p>
      <text:p text:style-name="P15">It involves the implementation of user stories in pairs. <text:span text:style-name="T9">Pr</text:span>ogramming in pairs <text:span text:style-name="T9">improves the quality of the project and reduces the bugs.</text:span></text:p>
      <text:p text:style-name="P18"><text:span text:style-name="T9">T</text:span>est-Driven Development</text:p>
      <text:p text:style-name="P17">Unit testing is done by the developer after completing a module. This reduces the bugs. Also if the developer is testing with the test cases, the overall quality can be improve. </text:p>
      <text:p text:style-name="P17"/>
      <text:p text:style-name="P17"><text:soft-page-break/></text:p>
      <text:p text:style-name="P18">Retrospective Meeting</text:p>
      <text:p text:style-name="P15">This describes a meeting of the finite iterative development. It should be compulsorily attended by all <text:span text:style-name="T10">members.</text:span></text:p>
      <text:p text:style-name="P2"/>
      <text:p text:style-name="P4"/>
      <text:p text:style-name="P4"/>
      <text:p text:style-name="P2">3. Collaboration</text:p>
      <text:p text:style-name="P2">a. How does collaboration help agile development?</text:p>
      <text:p text:style-name="P2"><text:span text:style-name="T19">b. </text:span>What if the team is distributed and can you achieve the same productivity?</text:p>
      <text:p text:style-name="P2">c. What would you do to achieve the productivity for a distributed team?</text:p>
      <text:p text:style-name="P2"/>
      <text:p text:style-name="P5">a)</text:p>
      <text:list xml:id="list1667600861774331777" text:style-name="WW8Num3">
        <text:list-item>
          <text:p text:style-name="P7">Colloboration will help <text:span text:style-name="T11">the team to release the product within the time. It will help fixing bugs other impedience etc</text:span></text:p>
        </text:list-item>
        <text:list-item>
          <text:p text:style-name="P7">Agile is a mind set based methodolgy. <text:span text:style-name="T11">Sucess depends on the attitude of team members.</text:span></text:p>
        </text:list-item>
        <text:list-item>
          <text:p text:style-name="P12">Collabrations helps to fix errors</text:p>
        </text:list-item>
        <text:list-item>
          <text:p text:style-name="P7"><text:span text:style-name="T11">It keeps the team members updated with the status of others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b)</text:p>
      <text:p text:style-name="P6">When the whole team is distributed it’s <text:span text:style-name="T12">difficult </text:span>to achieve the productivity as <text:span text:style-name="T12">that of </text:span>a colocated team.</text:p>
      <text:p text:style-name="P6"/>
      <text:list xml:id="list7931231358048236118" text:style-name="WW8Num5">
        <text:list-item>
          <text:p text:style-name="P13">If team mates are colocated, there will be difficulty in fixing bugs etc</text:p>
        </text:list-item>
        <text:list-item>
          <text:p text:style-name="P8">The S<text:span text:style-name="T12">crum Master </text:span>will find <text:span text:style-name="T12">it </text:span>difficul<text:span text:style-name="T12">t to solve issues.</text:span></text:p>
        </text:list-item>
        <text:list-item>
          <text:p text:style-name="P8">The team will face a very big communication gap.</text:p>
        </text:list-item>
      </text:list>
      <text:p text:style-name="P6">c)</text:p>
      <text:p text:style-name="P6"/>
      <text:p text:style-name="P6">Although there are limitations, better productivity <text:span text:style-name="T12">can be achieved by</text:span>:</text:p>
      <text:p text:style-name="P6"/>
      <text:list xml:id="list2545138208500000929" text:style-name="WW8Num4">
        <text:list-item>
          <text:p text:style-name="P14">Video calls for meetings.</text:p>
        </text:list-item>
        <text:list-item>
          <text:p text:style-name="P9"><text:span text:style-name="T12">Fixing a time based on</text:span> the timezone of <text:span text:style-name="T12">all members</text:span></text:p>
        </text:list-item>
        <text:list-item>
          <text:p text:style-name="P14">Continuous team interaction through video/ chat.</text:p>
        </text:list-item>
      </text:list>
      <text:p text:style-name="P6"/>
      <text:p text:style-name="P2">4. What is Sprint Zero in Agile? Describe the activities that are done in Sprint Zero.</text:p>
      <text:p text:style-name="P4"/>
      <text:list xml:id="list4800639348389582975" text:style-name="WW8Num6">
        <text:list-item>
          <text:p text:style-name="P10">Sprint 0 is the foundation for all the upcoming sprints.</text:p>
        </text:list-item>
        <text:list-item>
          <text:p text:style-name="P10">Duration <text:span text:style-name="T13">is</text:span> determined by the team and it depends on the requirements.</text:p>
        </text:list-item>
        <text:list-item>
          <text:p text:style-name="P10">It is <text:span text:style-name="T13">the preparation of sprint 1</text:span></text:p>
        </text:list-item>
        <text:list-item>
          <text:p text:style-name="P10">Sprint 0 won’t release anything to customer. This is only for organization purpose only.</text:p>
        </text:list-item>
        <text:list-item>
          <text:p text:style-name="P10"><text:soft-page-break/>This is also called as project before the project.</text:p>
        </text:list-item>
      </text:list>
      <text:p text:style-name="P6"/>
      <text:p text:style-name="P6">Activities involved are:</text:p>
      <text:p text:style-name="P6"/>
      <text:list xml:id="list7713817674892238384" text:style-name="WW8Num7">
        <text:list-item>
          <text:p text:style-name="P11">Product backlog requirement</text:p>
        </text:list-item>
        <text:list-item>
          <text:p text:style-name="P11">A <text:span text:style-name="T13">high level view of</text:span> what will be the release for each sprint.</text:p>
        </text:list-item>
        <text:list-item>
          <text:p text:style-name="P11">Infrastructure checking</text:p>
        </text:list-item>
        <text:list-item>
          <text:p text:style-name="P11"><text:s/>This will check if we do have the required hardwares,employees,software and tools for the completion of upcoming sprints.</text:p>
        </text:list-item>
        <text:list-item>
          <text:p text:style-name="P11">Design and architecture</text:p>
        </text:list-item>
        <text:list-item>
          <text:p text:style-name="P11">Decision on the coding framework <text:span text:style-name="T13">c</text:span>oding standards <text:span text:style-name="T13">etc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13:17.310140392</meta:creation-date>
    <dc:date>2016-08-26T10:47:59.252369905</dc:date>
    <meta:editing-duration>PT10M27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6" meta:paragraph-count="57" meta:word-count="664" meta:character-count="3965" meta:non-whitespace-character-count="3373"/>
  </office:meta>
</office:document-meta>
</file>